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3" calcext:value-type="float">
            <text:p>973</text:p>
          </table:table-cell>
          <table:table-cell table:style-name="ce7" table:formula="of:=COUNTIF([.B7:.B1095];&quot;X&quot;)" office:value-type="float" office:value="833" calcext:value-type="float">
            <text:p>833</text:p>
          </table:table-cell>
          <table:table-cell table:style-name="ce7" table:formula="of:=COUNTIF([.C7:.C1095];&quot;X&quot;)" office:value-type="float" office:value="18" calcext:value-type="float">
            <text:p>18</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1" calcext:value-type="float">
            <text:p>111</text:p>
          </table:table-cell>
          <table:table-cell table:style-name="ce25" table:formula="of:=SUM([.B2:.F2])" office:value-type="float" office:value="1035" calcext:value-type="float">
            <text:p>103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7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1">00/00/0000</text:date>, <text:time style:data-style-name="N2" text:time-value="20:29:49.7046280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1T20:31:11.335174552</dc:date>
    <meta:editing-duration>P1DT2H50M43S</meta:editing-duration>
    <meta:editing-cycles>972</meta:editing-cycles>
    <meta:document-statistic meta:table-count="1" meta:cell-count="5863" meta:object-count="0"/>
  </office:meta>
</office:document-meta>
</file>